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a2252" officeooo:paragraph-rsid="000a2252"/>
    </style:style>
    <style:style style:name="P2" style:family="paragraph" style:parent-style-name="Standard">
      <style:paragraph-properties fo:line-height="200%"/>
      <style:text-properties officeooo:rsid="000857ce" officeooo:paragraph-rsid="000a2252"/>
    </style:style>
    <style:style style:name="P3" style:family="paragraph" style:parent-style-name="Standard">
      <style:paragraph-properties fo:line-height="200%"/>
      <style:text-properties officeooo:rsid="000857ce" officeooo:paragraph-rsid="000a2252"/>
    </style:style>
    <style:style style:name="P4" style:family="paragraph" style:parent-style-name="Standard">
      <style:paragraph-properties fo:line-height="200%"/>
      <style:text-properties officeooo:rsid="000857ce" officeooo:paragraph-rsid="001bf223"/>
    </style:style>
    <style:style style:name="T1" style:family="text">
      <style:text-properties officeooo:rsid="00116c77"/>
    </style:style>
    <style:style style:name="T2" style:family="text">
      <style:text-properties officeooo:rsid="0012504b"/>
    </style:style>
    <style:style style:name="T3" style:family="text">
      <style:text-properties officeooo:rsid="001b3482"/>
    </style:style>
    <style:style style:name="T4" style:family="text">
      <style:text-properties officeooo:rsid="000af7a3"/>
    </style:style>
    <style:style style:name="T5" style:family="text">
      <style:text-properties officeooo:rsid="001cde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1">4 </text:span>Documentation</text:p>
      <text:p text:style-name="P2"><text:tab/><text:span text:style-name="T2">This program is designed to take in a file designated by the user and decode it based on an algorithm supplied in the project description and a cipher in the file specified. It also uses dynamic memory which allows memory to be used effectively. Most arrays in the function use exact amounts for memory needed.</text:span></text:p>
      <text:p text:style-name="P2"><text:tab/><text:span text:style-name="T3">I created a struct named Pieces which can hold a word and a jump value. I then have the user enter in the file which is allocated using a temp array to determine the string length. The file is then read in to the program beginning with the number of words and then the number of keys. Each word is then read in with memory allocation based on the length of each word through the function I created called strLength and copied in using strCopy. Each key is then read in. A function named decode is then run to get the number of characters in the decoded message which allows a pointer to be created and memory allocated. Decode is then run again which determines each word and then runs strConcat which concatenates the words into an array named message. The decoded message is then printed out. Then a for loop is used to deallocate each word individually and set the pointer to null. The piecesptr and keys pointer are then returned to their original position and deallocated and set to null.</text:span></text:p>
      <text:p text:style-name="P4"><text:tab/><text:span text:style-name="T4">One major difficulty I faced was manipulating pointers, especially when restricted to only using incrementation. It was also a challenge to determine what was necessary to get the length of each word and allocate just enough space for that individual element. The decode function was especially challenging as it first determines the length of the message then on the second run sends each word to a separate function to be concatenated. It was also challenging to ensure that each pointer was allocated and deallocated accurately. One of the biggest problem was determining the specifications of the project and how exactly the decoding worked.</text:span></text:p>
      <text:p text:style-name="P4"><text:tab/><text:span text:style-name="T5">Given more time I would attempt to optimize my functions and ensure that I used little to no redundant code in my program. I would especially try to change the decode function in an attempt to make it only run o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7:08:58.630586167</meta:creation-date>
    <dc:date>2016-02-17T17:17:00.345013334</dc:date>
    <meta:editing-duration>PT18H4M31S</meta:editing-duration>
    <meta:editing-cycles>11</meta:editing-cycles>
    <meta:generator>LibreOffice/4.2.8.2$Linux_X86_64 LibreOffice_project/420m0$Build-2</meta:generator>
    <meta:document-statistic meta:table-count="0" meta:image-count="0" meta:object-count="0" meta:page-count="1" meta:paragraph-count="5" meta:word-count="384" meta:character-count="2190" meta:non-whitespace-character-count="1807"/>
  </office:meta>
</office:document-meta>
</file>